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</style:style>
    <style:style style:name="P2" style:family="paragraph" style:parent-style-name="Text_20_body" style:list-style-name="L1">
      <style:paragraph-properties fo:margin-top="0cm" fo:margin-bottom="0.011cm" fo:text-align="start" style:justify-single-word="false"/>
    </style:style>
    <style:style style:name="P3" style:family="paragraph" style:parent-style-name="Text_20_body" style:list-style-name="L1">
      <style:paragraph-properties fo:margin-top="0cm" fo:margin-bottom="0.21cm" fo:text-align="start" style:justify-single-word="false"/>
    </style:style>
    <style:style style:name="P4" style:family="paragraph" style:parent-style-name="Text_20_body">
      <style:paragraph-properties fo:margin-top="0cm" fo:margin-bottom="0.199cm" fo:text-align="start" style:justify-single-word="false"/>
    </style:style>
    <style:style style:name="P5" style:family="paragraph" style:parent-style-name="Text_20_body">
      <style:paragraph-properties fo:margin-top="0cm" fo:margin-bottom="0cm" fo:text-align="start" style:justify-single-word="false"/>
    </style:style>
    <style:style style:name="P6" style:family="paragraph" style:parent-style-name="Heading">
      <style:paragraph-properties fo:text-align="center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88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OL UNIDAD 1</text:p>
      <text:p text:style-name="P1">¿Qué estamos estudiando? Estamos estudiando un Ciclo Formativo de Grado superior de Desarrollo de Aplicaciones Web.</text:p>
      <text:p text:style-name="P1">Este ciclo tiene una duración de 2000 horas, pertenece a la familia profesional de Informática y Comunicaciones y está bajo la que es la norma de referencia en el Sistema Educativo Español, la Ley Orgánica de Educación. </text:p>
      <text:p text:style-name="P1">Su referente europeo es CINE-5b y su contenido y cualificaciones fueron aprobadas en el RD 686/2010 del 20 de mayo. </text:p>
      <text:p text:style-name="P1">Hay gente que se refiere a estos estudios como “módulo” pero un módulo es en realidad cada una de las asignaturas del ciclo.</text:p>
      <text:p text:style-name="P1">Para acceder a este ciclo se puede hacer teniendo aprobado el Bachillerato, el 2º curso de cualquier Bachillerato Experimental, COU o PreU. También se puede acceder teniendo un título universitario o habiendo aprobado un grado medio, siempre que se tengan 18 años y los dos ciclos sean de la misma familia profesional o bien se haya realizado el curso de formación de paso de grado medio a superior. Otra vía de acceso es mediante prueba de acceso (siendo mayor de 19 años) o teniendo superada la prueba de acceso a la universidad para mayores de 25 años.</text:p>
      <text:p text:style-name="P1">Ahora veremos las competencias de este ciclo pero antes debemos saber que una competencia es el conjunto de actividades profesionales que requieren el dominio de diversas técnicas y se ejecutan con autonomía. Estas unidades de competencia, que permiten dar respuesta a ocupaciones y trabajos, se agrupan en Cualificaciones que vienen recogidas en el catálogo Nacional de Cualificaciones Profesionales (CNCP) determinado por el Instituto Nacional de Cualificaciones (INCUAL). Y estas cualificaciones a su vez se asocian a módulos formativos (asignaturas).</text:p>
      <text:p text:style-name="P5">Pues bien, las competencias generales de este ciclo son: </text:p>
      <text:list xml:id="list8617876149850338755" text:style-name="L1">
        <text:list-item>
          <text:p text:style-name="P2">Desarrollar, implantar, documentar y mantener aplicaciones web.</text:p>
        </text:list-item>
        <text:list-item>
          <text:p text:style-name="P2">Implementar, verificar y documentar aplicaciones web en entornos internet, intranet o extranet.</text:p>
        </text:list-item>
        <text:list-item>
          <text:p text:style-name="P3">Desarrollar software en entorno cliente o servidor.</text:p>
        </text:list-item>
      </text:list>
      <text:p text:style-name="P4">Y las salidas profesionales son: programador web, programador multimedia y desarrollador de aplicaciones en entornos web. Aunque ahora el perfil más demandado en el sector es el de Help Desk (Soporte técnico a distancia).</text:p>
      <text:p text:style-name="P4">En el sector público tengamos en cuenta que el personal se organiza en cuerpos y Grupos según <text:s/>la titulación exigida: Gupo A para graduados universitarios, grupo B para técnicos superiores, Grupo C1 para técnicos o bachilleres y grupo C2 para graduados en ESO.</text:p>
      <text:p text:style-name="P4">Con este ciclo se puede acceder al Cuerpo de Técnicos Auxiliares de Informática de la Administración del Estado (grupo C1) así como a otros puestos de la administración local (hasta grupo B).</text:p>
      <text:p text:style-name="P4">También existe la posibilidad del autoempleo que en el ámbito de la informática necesita un bajo capital inicial, hay una importante demanda y se puede acceder a financiación y asesoramiento público.</text:p>
      <text:p text:style-name="P4">La auto-orientación profesional es el proceso a través del cual con los instrumentos y la información necesaria se elaboran alternativas profesionales, se evalúan y se elige la que se considera mejor. Se define un objetivo profesional describiendo las ocupaciones en función de las capacidades e intereses para así formar una carrera profesional (secuencia evolutiva de experiencias en el trabajo de una persona).</text:p>
      <text:p text:style-name="P4">Si quisiéramos analizar el mercado de trabajo podríamos empezar consultando fuentes ya elaboradas como la EPA (Encuesta de Población Activa), Estudios del Mercado Laboral a nivel Municipal o Estudios Sectoriales. Después consultaríamos fuentes directas como las ofertas de trabajo o las ofertas de empleo público para finalmente recopilar y valorar los datos y extraer conclusion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vier Díaz Garrido</meta:initial-creator>
    <meta:creation-date>2018-01-20T17:19:10.01</meta:creation-date>
    <meta:document-statistic meta:table-count="0" meta:image-count="0" meta:object-count="0" meta:page-count="1" meta:paragraph-count="17" meta:word-count="568" meta:character-count="3629"/>
    <dc:date>2018-01-20T17:56:39.87</dc:date>
    <dc:creator>Javier Díaz Garrido</dc:creator>
    <meta:editing-duration>PT5M38S</meta:editing-duration>
    <meta:editing-cycles>1</meta:editing-cycles>
    <meta:generator>OpenOffice/4.1.5$Win32 OpenOffice.org_project/415m1$Build-9789</meta:generator>
  </office:meta>
</office:document-meta>
</file>